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6">
            <text:p>I-9116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085.0">
            <text:p>6085.0</text:p>
          </table:table-cell>
          <table:table-cell office:value-type="float" office:value="115.0">
            <text:p>11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8">
            <text:p>I-9118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6640.0">
            <text:p>66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19">
            <text:p>I-911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467.0">
            <text:p>3467.0</text:p>
          </table:table-cell>
          <table:table-cell office:value-type="float" office:value="95.0">
            <text:p>9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I-9129">
            <text:p>I-9129</text:p>
          </table:table-cell>
          <table:table-cell office:value-type="float" office:value="82.133">
            <text:p>82.133</text:p>
          </table:table-cell>
          <table:table-cell office:value-type="float" office:value="-31.35">
            <text:p>-31.35</text:p>
          </table:table-cell>
          <table:table-cell office:value-type="float" office:value="3602.0">
            <text:p>3602.0</text:p>
          </table:table-cell>
          <table:table-cell office:value-type="float" office:value="105.0">
            <text:p>105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7086">
            <text:p>K-7086</text:p>
          </table:table-cell>
          <table:table-cell office:value-type="float" office:value="82.5">
            <text:p>82.5</text:p>
          </table:table-cell>
          <table:table-cell office:value-type="float" office:value="-31.16667">
            <text:p>-31.16667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1073">
            <text:p>W-1073</text:p>
          </table:table-cell>
          <table:table-cell office:value-type="float" office:value="82.167">
            <text:p>82.167</text:p>
          </table:table-cell>
          <table:table-cell office:value-type="float" office:value="-29.833">
            <text:p>-29.833</text:p>
          </table:table-cell>
          <table:table-cell office:value-type="float" office:value="4987.0">
            <text:p>4987.0</text:p>
          </table:table-cell>
          <table:table-cell office:value-type="float" office:value="262.0">
            <text:p>262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4">
            <text:p>K-934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933">
            <text:p>K-933</text:p>
          </table:table-cell>
          <table:table-cell office:value-type="float" office:value="82.15">
            <text:p>82.15</text:p>
          </table:table-cell>
          <table:table-cell office:value-type="float" office:value="-30.21667">
            <text:p>-30.21667</text:p>
          </table:table-cell>
          <table:table-cell office:value-type="float" office:value="3180.0">
            <text:p>318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6">
            <text:p>FunderEtal2011,Tauber1966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W-555">
            <text:p>W-555</text:p>
          </table:table-cell>
          <table:table-cell office:value-type="float" office:value="82.133">
            <text:p>82.133</text:p>
          </table:table-cell>
          <table:table-cell office:value-type="float" office:value="-31.167">
            <text:p>-31.167</text:p>
          </table:table-cell>
          <table:table-cell office:value-type="float" office:value="5775.0">
            <text:p>5775.0</text:p>
          </table:table-cell>
          <table:table-cell office:value-type="float" office:value="203.0">
            <text:p>2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RubinAlexander1960">
            <text:p>RubinAlexander1960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K-3285">
            <text:p>K-3285</text:p>
          </table:table-cell>
          <table:table-cell office:value-type="float" office:value="82.283">
            <text:p>82.283</text:p>
          </table:table-cell>
          <table:table-cell office:value-type="float" office:value="-30.083">
            <text:p>-30.083</text:p>
          </table:table-cell>
          <table:table-cell office:value-type="float" office:value="7790.0">
            <text:p>779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1982,FunderAbrahamsen1988">
            <text:p>Funder1982,FunderAbrahamsen1988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HAR-3563">
            <text:p>HAR-3563</text:p>
          </table:table-cell>
          <table:table-cell office:value-type="float" office:value="81.567">
            <text:p>81.567</text:p>
          </table:table-cell>
          <table:table-cell office:value-type="float" office:value="-27.233">
            <text:p>-27.233</text:p>
          </table:table-cell>
          <table:table-cell office:value-type="float" office:value="7280.0">
            <text:p>728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Independence_Fjord">
            <text:p>Independence_Fjord</text:p>
          </table:table-cell>
          <table:table-cell office:value-type="string" office:value="radiocarbon">
            <text:p>radiocarbon</text:p>
          </table:table-cell>
          <table:table-cell office:value-type="string" office:value="Ua-946">
            <text:p>Ua-946</text:p>
          </table:table-cell>
          <table:table-cell office:value-type="float" office:value="82.157">
            <text:p>82.157</text:p>
          </table:table-cell>
          <table:table-cell office:value-type="float" office:value="-30.267">
            <text:p>-30.267</text:p>
          </table:table-cell>
          <table:table-cell office:value-type="float" office:value="4420.0">
            <text:p>4420.0</text:p>
          </table:table-cell>
          <table:table-cell office:value-type="float" office:value="75.0">
            <text:p>75.0</text:p>
          </table:table-cell>
          <table:table-cell office:value-type="string" office:value="Ovibos moschatus">
            <text:p>Ovibos moscha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